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640000004AD5377ED5F.png" manifest:media-type="image/png"/>
  <manifest:file-entry manifest:full-path="Pictures/1000020100000640000004ADFBAD5771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pr1" style:family="presentation" style:parent-style-name="Standard_20_1-title">
      <style:graphic-properties fo:min-height="2.4cm"/>
    </style:style>
    <style:style style:name="pr2" style:family="presentation" style:parent-style-name="Standard_20_1-subtitle">
      <style:graphic-properties draw:fill-color="#ffffff" fo:min-height="12.18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'Ubuntu Mono'" style:font-pitch="fixed"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color="#ffffff" fo:font-family="'Ubuntu Mono'" style:font-pitch="fixed" fo:font-size="22pt" style:font-size-asian="22pt" style:font-size-complex="22pt"/>
    </style:style>
    <style:style style:name="T1" style:family="text">
      <style:text-properties fo:font-family="'Ubuntu Mono'" style:font-pitch="fixed"/>
    </style:style>
    <style:style style:name="T2" style:family="text">
      <style:text-properties fo:color="#ff0000" fo:font-family="'Ubuntu Mono'" style:font-pitch="fixed"/>
    </style:style>
    <style:style style:name="T3" style:family="text">
      <style:text-properties fo:color="#ff0000" fo:font-family="'Ubuntu Mono'" style:font-pitch="fixed" style:text-underline-style="solid" style:text-underline-width="auto" style:text-underline-color="font-color"/>
    </style:style>
    <style:style style:name="T4" style:family="text">
      <style:text-properties fo:font-family="Ubuntu" style:font-pitch="variable"/>
    </style:style>
    <style:style style:name="T5" style:family="text">
      <style:text-properties fo:color="#ffffff" fo:font-family="'Ubuntu Mono'" style:font-pitch="fixed" fo:font-size="32pt" style:font-size-asian="32pt" style:font-size-complex="32pt"/>
    </style:style>
    <style:style style:name="T6" style:family="text">
      <style:text-properties fo:color="#000000" fo:font-family="'Ubuntu Mono'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ff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2" draw:layer="layout" svg:width="25.199cm" svg:height="12.18cm" svg:x="1.4cm" svg:y="4.914cm" presentation:class="subtitle">
          <draw:text-box>
            <text:p>Guilherme Magalhães Gall</text:p>
            <text:p>gmgall@gmail.co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imeiro, a necessidade mais importante de todas: como obter ajuda.</text:p>
              </text:list-item>
              <text:list-item>
                <text:p>Sintaxe:</text:p>
                <text:list>
                  <text:list-item>
                    <text:p><text:span text:style-name="T1">man </text:span><text:span text:style-name="T2">comando</text:span></text:p>
                  </text:list-item>
                  <text:list-item>
                    <text:p><text:span text:style-name="T1">help </text:span><text:span text:style-name="T3">builtin</text:span></text:p>
                  </text:list-item>
                  <text:list-item>
                    <text:p><text:span text:style-name="T1">info </text:span><text:span text:style-name="T2">coman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at </text:span><text:span text:style-name="T2">arq1</text:span><text:span text:style-name="T1"> [</text:span><text:span text:style-name="T2">arq2</text:span><text:span text:style-name="T1"> ...]</text:span></text:p>
                <text:list>
                  <text:list-item>
                    <text:p>Imprime conteúdo do(s) arquivo(s) na saída padrão.</text:p>
                  </text:list-item>
                </text:list>
              </text:list-item>
              <text:list-item>
                <text:p><text:span text:style-name="T1">tac </text:span><text:span text:style-name="T2">arq1</text:span><text:span text:style-name="T1"> [</text:span><text:span text:style-name="T2">arq2</text:span><text:span text:style-name="T1"> ...]</text:span></text:p>
                <text:list>
                  <text:list-item>
                    <text:p>Imprime conteúdo do(s) arquivo(s) na saída padrão, invertidos (da última linha para a primeira).</text:p>
                  </text:list-item>
                </text:list>
              </text:list-item>
              <text:list-item>
                <text:p><text:span text:style-name="T1">less </text:span><text:span text:style-name="T2">arq</text:span></text:p>
                <text:list>
                  <text:list-item>
                    <text:p>Paginador de arquiv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wc </text:span><text:span text:style-name="T2">arq1</text:span><text:span text:style-name="T1"> [</text:span><text:span text:style-name="T2">arq2</text:span><text:span text:style-name="T1"> ...]</text:span></text:p>
                <text:list>
                  <text:list-item>
                    <text:p>Mostra o número de linhas, palavras e bytes dos arquivos passados por parâmetro na saída padrão.</text:p>
                  </text:list-item>
                </text:list>
              </text:list-item>
              <text:list-item>
                <text:p>Opções interessantes:</text:p>
                <text:list>
                  <text:list-item>
                    <text:p><text:span text:style-name="T1">-l</text:span>: mostra apenas o número de linhas</text:p>
                  </text:list-item>
                  <text:list-item>
                    <text:p><text:span text:style-name="T1">-c</text:span>: mostra apenas o número de bytes</text:p>
                  </text:list-item>
                  <text:list-item>
                    <text:p><text:span text:style-name="T1">-m</text:span>: mostra apenas o número de letras</text:p>
                  </text:list-item>
                  <text:list-item>
                    <text:p><text:span text:style-name="T1">-w</text:span>: mostra apenas o número de palavr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head -n X </text:span><text:span text:style-name="T2">arq</text:span></text:p>
                <text:list>
                  <text:list-item>
                    <text:p>Imprime as primeiras X linhas do arquivo passado por parâmetro.</text:p>
                  </text:list-item>
                </text:list>
              </text:list-item>
              <text:list-item>
                <text:p><text:span text:style-name="T1">tail -n X </text:span><text:span text:style-name="T2">arq</text:span></text:p>
                <text:list>
                  <text:list-item>
                    <text:p>Imprime as últimas X linhas do arquivo passado por parâmetr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find </text:span><text:span text:style-name="T2">expr</text:span></text:p>
                <text:list>
                  <text:list-item>
                    <text:p>Procura por arquivos de acordo com a expressão passada por parâmetro.</text:p>
                  </text:list-item>
                </text:list>
              </text:list-item>
              <text:list-item>
                <text:p><text:span text:style-name="T4">Opções interessantes:</text:span></text:p>
                <text:list>
                  <text:list-item>
                    <text:p><text:span text:style-name="T1">-name</text:span><text:span text:style-name="T4">: procura por padrão</text:span></text:p>
                  </text:list-item>
                  <text:list-item>
                    <text:p><text:span text:style-name="T1">-iname</text:span><text:span text:style-name="T4">: procura por padrão, case insensitive</text:span></text:p>
                  </text:list-item>
                  <text:list-item>
                    <text:p><text:span text:style-name="T1">-type f</text:span><text:span text:style-name="T4">: procura por tipo, arquivo, diretório etc</text:span></text:p>
                  </text:list-item>
                  <text:list-item>
                    <text:p><text:span text:style-name="T1">-exec</text:span><text:span text:style-name="T4">: executa um arquivo para cada arquivo encontra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4.6cm" svg:x="2cm" svg:y="4.2cm">
          <text:p text:style-name="P1"><text:span text:style-name="T5">$ find ~ -name '*bash*'</text:span></text:p>
          <text:p text:style-name="P1"><text:span text:style-name="T5">/home/guilherme/.bash_logout</text:span></text:p>
          <text:p text:style-name="P1"><text:span text:style-name="T5">/home/guilherme/.bash_history</text:span></text:p>
          <text:p text:style-name="P1"><text:span text:style-name="T5">/home/guilherme/Dropbox/.bash_profile</text:span></text:p>
          <text:p text:style-name="P1"><text:span text:style-name="T5">/home/guilherme/.bashrc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grep </text:span><text:span text:style-name="T2">padrão arq1 </text:span><text:span text:style-name="T6">[</text:span><text:span text:style-name="T2">arq2 </text:span><text:span text:style-name="T6">...]</text:span></text:p>
                <text:list>
                  <text:list-item>
                    <text:p>Procura pelo padrão no(s) arquivo(s) passado(s) por parâmetro.</text:p>
                  </text:list-item>
                  <text:list-item>
                    <text:p>O padrão é uma expressão regular.</text:p>
                  </text:list-item>
                </text:list>
              </text:list-item>
              <text:list-item>
                <text:p><text:span text:style-name="T4">Opções interessantes:</text:span></text:p>
                <text:list>
                  <text:list-item>
                    <text:p><text:span text:style-name="T1">-i</text:span>: torna busca <text:span text:style-name="T7">case insensitive</text:span></text:p>
                  </text:list-item>
                  <text:list-item>
                    <text:p><text:span text:style-name="T1">-v</text:span>: inverte o resultado</text:p>
                  </text:list-item>
                  <text:list-item>
                    <text:p><text:span text:style-name="T1">-r</text:span>: procura recursiv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6cm" svg:x="2cm" svg:y="4cm">
          <text:p text:style-name="P4"><text:span text:style-name="T5">$ cat chamada.txt </text:span></text:p>
          <text:p text:style-name="P4"><text:span text:style-name="T5">Arthur</text:span></text:p>
          <text:p text:style-name="P4"><text:span text:style-name="T5">Zaphod</text:span></text:p>
          <text:p text:style-name="P4"><text:span text:style-name="T5">Trillian</text:span></text:p>
          <text:p text:style-name="P4"><text:span text:style-name="T5">Ford</text:span></text:p>
          <text:p text:style-name="P4"><text:span text:style-name="T5">Marvin</text:span></text:p>
          <text:p text:style-name="P4"><text:span text:style-name="T5"/></text:p>
          <text:p text:style-name="P4"><text:span text:style-name="T5">$ grep 'Marvin' chamada.txt </text:span></text:p>
          <text:p text:style-name="P4"><text:span text:style-name="T5">Marvin</text:span></text:p>
          <text:p text:style-name="P4"><text:span text:style-name="T5">$ grep -v 'Marvin' chamada.txt </text:span></text:p>
          <text:p text:style-name="P4"><text:span text:style-name="T5">Arthur</text:span></text:p>
          <text:p text:style-name="P4"><text:span text:style-name="T5">Zaphod</text:span></text:p>
          <text:p text:style-name="P4"><text:span text:style-name="T5">Trillian</text:span></text:p>
          <text:p text:style-name="P4"><text:span text:style-name="T5">For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6" draw:layer="layout" svg:width="24cm" svg:height="16cm" svg:x="2cm" svg:y="4cm">
          <text:p text:style-name="P5"><text:span text:style-name="T8">$ grep 'guilherme' -r /etc 2&gt; /dev/null</text:span></text:p>
          <text:p text:style-name="P5"><text:span text:style-name="T8">/etc/group:adm:x:4:guilherme</text:span></text:p>
          <text:p text:style-name="P5"><text:span text:style-name="T8">/etc/group:cdrom:x:24:guilherme</text:span></text:p>
          <text:p text:style-name="P5"><text:span text:style-name="T8">/etc/group:sudo:x:27:guilherme</text:span></text:p>
          <text:p text:style-name="P5"><text:span text:style-name="T8">/etc/group:dip:x:30:guilherme</text:span></text:p>
          <text:p text:style-name="P5"><text:span text:style-name="T8">/etc/group:plugdev:x:46:guilherme</text:span></text:p>
          <text:p text:style-name="P5"><text:span text:style-name="T8">/etc/group:lpadmin:x:110:guilherme</text:span></text:p>
          <text:p text:style-name="P5"><text:span text:style-name="T8">/etc/group:guilherme:x:1000:</text:span></text:p>
          <text:p text:style-name="P5"><text:span text:style-name="T8">/etc/group:sambashare:x:123:guilherme</text:span></text:p>
          <text:p text:style-name="P5"><text:span text:style-name="T8">/etc/passwd:guilherme:x:1000:1000::/home/guilherme:/bin/bash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cut </text:span><text:span text:style-name="T2">arq1 </text:span><text:span text:style-name="T6">[</text:span><text:span text:style-name="T2">arq2 </text:span><text:span text:style-name="T6">...]</text:span></text:p>
                <text:list>
                  <text:list-item>
                    <text:p>“Corta pedaços“ de arquivos.</text:p>
                  </text:list-item>
                </text:list>
              </text:list-item>
              <text:list-item>
                <text:p><text:span text:style-name="T4">Opções interessantes:</text:span></text:p>
                <text:list>
                  <text:list-item>
                    <text:p><text:span text:style-name="T1">-c</text:span>: imprime apenas o intervalo de caracteres especificado</text:p>
                  </text:list-item>
                  <text:list-item>
                    <text:p><text:span text:style-name="T1">-f</text:span>: imprime apenas os campos especificados</text:p>
                  </text:list-item>
                  <text:list-item>
                    <text:p><text:span text:style-name="T1">-d</text:span>: informa o caractere usado para separar os camp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6cm" svg:x="2cm" svg:y="4cm">
          <text:p text:style-name="P4"><text:span text:style-name="T5">$ cat chamada.txt </text:span></text:p>
          <text:p text:style-name="P4"><text:span text:style-name="T5">Arthur</text:span></text:p>
          <text:p text:style-name="P4"><text:span text:style-name="T5">Zaphod</text:span></text:p>
          <text:p text:style-name="P4"><text:span text:style-name="T5">Trillian</text:span></text:p>
          <text:p text:style-name="P4"><text:span text:style-name="T5">Ford</text:span></text:p>
          <text:p text:style-name="P4"><text:span text:style-name="T5">Marvin</text:span></text:p>
          <text:p text:style-name="P4"><text:span text:style-name="T5"/></text:p>
          <text:p text:style-name="P4"><text:span text:style-name="T5">$ cut -c2-4 chamada.txt </text:span></text:p>
          <text:p text:style-name="P4"><text:span text:style-name="T5">rth</text:span></text:p>
          <text:p text:style-name="P4"><text:span text:style-name="T5">aph</text:span></text:p>
          <text:p text:style-name="P4"><text:span text:style-name="T5">ril</text:span></text:p>
          <text:p text:style-name="P4"><text:span text:style-name="T5">ord</text:span></text:p>
          <text:p text:style-name="P4"><text:span text:style-name="T5">arv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6cm" svg:x="2cm" svg:y="4cm">
          <text:p text:style-name="P4"><text:span text:style-name="T5">$ cut -c2- chamada.txt </text:span></text:p>
          <text:p text:style-name="P4"><text:span text:style-name="T5">rthur</text:span></text:p>
          <text:p text:style-name="P4"><text:span text:style-name="T5">aphod</text:span></text:p>
          <text:p text:style-name="P4"><text:span text:style-name="T5">rillian</text:span></text:p>
          <text:p text:style-name="P4"><text:span text:style-name="T5">ord</text:span></text:p>
          <text:p text:style-name="P4"><text:span text:style-name="T5">Arvin</text:span></text:p>
          <text:p text:style-name="P4"><text:span text:style-name="T5"/></text:p>
          <text:p text:style-name="P4"><text:span text:style-name="T5">$ cut -c-5 chamada.txt </text:span></text:p>
          <text:p text:style-name="P4"><text:span text:style-name="T5">Arthu</text:span></text:p>
          <text:p text:style-name="P4"><text:span text:style-name="T5">Zapho</text:span></text:p>
          <text:p text:style-name="P4"><text:span text:style-name="T5">Trill</text:span></text:p>
          <text:p text:style-name="P4"><text:span text:style-name="T5">Ford</text:span></text:p>
          <text:p text:style-name="P4"><text:span text:style-name="T5">Marvi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6cm" svg:x="2cm" svg:y="4cm">
          <text:p text:style-name="P4"><text:span text:style-name="T5">$ head -n 5 /etc/passwd</text:span></text:p>
          <text:p text:style-name="P4"><text:span text:style-name="T5">root:x:0:0:root:/root:/bin/bash</text:span></text:p>
          <text:p text:style-name="P4"><text:span text:style-name="T5">daemon:x:1:1:daemon:/usr/sbin:/bin/sh</text:span></text:p>
          <text:p text:style-name="P4"><text:span text:style-name="T5">bin:x:2:2:bin:/bin:/bin/sh</text:span></text:p>
          <text:p text:style-name="P4"><text:span text:style-name="T5">sys:x:3:3:sys:/dev:/bin/sh</text:span></text:p>
          <text:p text:style-name="P4"><text:span text:style-name="T5">sync:x:4:65534:sync:/bin:/bin/sync</text:span></text:p>
          <text:p text:style-name="P4"><text:span text:style-name="T5"/></text:p>
          <text:p text:style-name="P4"><text:span text:style-name="T5">$ cut -d: -f1,7 /etc/passwd</text:span></text:p>
          <text:p text:style-name="P4"><text:span text:style-name="T5">root:/bin/bash</text:span></text:p>
          <text:p text:style-name="P4"><text:span text:style-name="T5">daemon:/bin/sh</text:span></text:p>
          <text:p text:style-name="P4"><text:span text:style-name="T5">bin:/bin/sh</text:span></text:p>
          <text:p text:style-name="P4"><text:span text:style-name="T5">sys:/bin/sh</text:span></text:p>
          <text:p text:style-name="P4"><text:span text:style-name="T5">sync:/bin/sync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1">tr </text:span><text:span text:style-name="T2">set1 set2</text:span></text:p>
                <text:list>
                  <text:list-item>
                    <text:p>Transforma os caracteres de <text:span text:style-name="T2">set1</text:span> nos de <text:span text:style-name="T2">set2</text:span>. Recebe texto pela entrada padrão e imprime na saída padr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>
          <draw:text-box>
            <text:p>Comandos interessantes</text:p>
          </draw:text-box>
        </draw:frame>
        <draw:custom-shape draw:style-name="gr2" draw:text-style-name="P2" draw:layer="layout" svg:width="24cm" svg:height="16cm" svg:x="2cm" svg:y="4cm">
          <text:p text:style-name="P4"><text:span text:style-name="T5">$ cat chamada.txt </text:span></text:p>
          <text:p text:style-name="P4"><text:span text:style-name="T5">Arthur</text:span></text:p>
          <text:p text:style-name="P4"><text:span text:style-name="T5">Zaphod</text:span></text:p>
          <text:p text:style-name="P4"><text:span text:style-name="T5">Trillian</text:span></text:p>
          <text:p text:style-name="P4"><text:span text:style-name="T5">Ford</text:span></text:p>
          <text:p text:style-name="P4"><text:span text:style-name="T5">Marvin</text:span></text:p>
          <text:p text:style-name="P4"><text:span text:style-name="T5"/></text:p>
          <text:p text:style-name="P4"><text:span text:style-name="T5">$ tr [a-z] [A-Z] &lt; chamada.txt </text:span></text:p>
          <text:p text:style-name="P4"><text:span text:style-name="T5">ARTHUR</text:span></text:p>
          <text:p text:style-name="P4"><text:span text:style-name="T5">ZAPHOD</text:span></text:p>
          <text:p text:style-name="P4"><text:span text:style-name="T5">TRILLIAN</text:span></text:p>
          <text:p text:style-name="P4"><text:span text:style-name="T5">FORD</text:span></text:p>
          <text:p text:style-name="P4"><text:span text:style-name="T5">MARVI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1T21:50:14</meta:creation-date>
    <meta:editing-duration>PT50M38S</meta:editing-duration>
    <meta:editing-cycles>11</meta:editing-cycles>
    <meta:generator>LibreOffice/3.5$Linux_X86_64 LibreOffice_project/350m1$Build-2</meta:generator>
    <meta:initial-creator>Guilherme Gall</meta:initial-creator>
    <dc:date>2013-01-21T22:55:17</dc:date>
    <dc:creator>Guilherme Gall</dc:creator>
    <meta:document-statistic meta:object-count="122"/>
    <meta:template xlink:type="simple" xlink:actuate="onRequest" xlink:title="template" xlink:href="../../../.config/libreoffice/3/user/template/Apresentações/template." meta:date="2013-01-21T21:50:13"/>
  </office:meta>
</office:document-meta>
</file>